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2">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unar Logic Marketing Website</text:p>
      <text:p text:style-name="P3"/>
      <text:p text:style-name="P1"><text:tab/>We created a interactive marketing website for the services provided by the software company Lunar Logic. It allows potential customers an easy way to browse through their available services and select the ones they are interested in and then contact Lunar Logic about receiving more info on those services. It does this be saving a list of services selected by the user on either the graph or the list located in the sidebar and then sending an email to Lunar Logic with the contact info the user enters and the list of selected services.</text:p>
      <text:p text:style-name="P1"/>
      <text:p text:style-name="P1">Our project is mostly complete. It meets all of the requirements that we originally set out and that the client requested. We were able to complete the features required, although some features lack polish.</text:p>
      <text:list xml:id="list7636170597035984480" text:style-name="L2">
        <text:list-item>
          <text:p text:style-name="P2">Interactive node system (similar to VisualThesaurus.com)</text:p>
        </text:list-item>
        <text:list-item>
          <text:p text:style-name="P2">Personal Plan(list of services selected)</text:p>
        </text:list-item>
        <text:list-item>
          <text:p text:style-name="P2">Progress bar(number of services selected)</text:p>
        </text:list-item>
        <text:list-item>
          <text:p text:style-name="P2">A way to send the personal plan along with contact information enter by user</text:p>
        </text:list-item>
        <text:list-item>
          <text:p text:style-name="P2">Admin pages to easily update service information</text:p>
        </text:list-item>
      </text:list>
      <text:p text:style-name="P1"/>
      <text:p text:style-name="P1"><text:tab/>We had hard time with the interactive node system. It by itself made up a bulk of the project. We had to program the nodes to know when they are being hovered over, when selected and they have to be aware of their relationships to uncover related services. The other big piece the sidebar. The sidebar consisted of the personal plan, selected service information and the contact form. We had a hard time fitting the required information in these neatly and having them slide out over one another bug free. Having this many dynamic elements on the page made it very hard to style.</text:p>
      <text:p text:style-name="P1"/>
      <text:p text:style-name="P1"><text:tab/></text:p>
      <text:p text:style-name="P1"/>
      <text:p text:style-name="P1"/>
      <text:p text:style-name="P1">Some things we would do differently this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gan Gosson</meta:initial-creator>
    <meta:creation-date>2015-05-31T11:28:11.40</meta:creation-date>
    <dc:date>2015-05-31T12:52:22.30</dc:date>
    <dc:creator>Logan Gosson</dc:creator>
    <meta:editing-duration>PT16M33S</meta:editing-duration>
    <meta:editing-cycles>2</meta:editing-cycles>
    <meta:generator>OpenOffice/4.0.1$Win32 OpenOffice.org_project/401m5$Build-9714</meta:generator>
    <meta:document-statistic meta:table-count="0" meta:image-count="0" meta:object-count="0" meta:page-count="1" meta:paragraph-count="11" meta:word-count="286" meta:character-count="1667"/>
  </office:meta>
</office:document-meta>
</file>